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136f79" officeooo:paragraph-rsid="00136f79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1a9bd" officeooo:paragraph-rsid="0011a9b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11a9bd" officeooo:paragraph-rsid="0011a9bd" style:font-weight-asian="bold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font-weight="normal" officeooo:rsid="00145184" officeooo:paragraph-rsid="00145184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45184"/>
    </style:style>
    <style:style style:name="P6" style:family="paragraph" style:parent-style-name="Standard">
      <style:paragraph-properties fo:text-align="start" style:justify-single-word="false"/>
      <style:text-properties officeooo:paragraph-rsid="00145184"/>
    </style:style>
    <style:style style:name="P7" style:family="paragraph" style:parent-style-name="Standard">
      <style:paragraph-properties fo:text-align="start" style:justify-single-word="false"/>
      <style:text-properties officeooo:paragraph-rsid="001bb677"/>
    </style:style>
    <style:style style:name="P8" style:family="paragraph" style:parent-style-name="Standard">
      <style:paragraph-properties fo:text-align="start" style:justify-single-word="false"/>
      <style:text-properties fo:font-weight="bold" officeooo:rsid="00147516" officeooo:paragraph-rsid="00147516" style:font-weight-asian="bold" style:font-weight-complex="bold"/>
    </style:style>
    <style:style style:name="P9" style:family="paragraph" style:parent-style-name="Standard" style:list-style-name="L2">
      <style:paragraph-properties fo:text-align="start" style:justify-single-word="false"/>
      <style:text-properties fo:font-weight="normal" officeooo:rsid="00151c62" officeooo:paragraph-rsid="00151c62" style:font-weight-asian="normal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weight="normal" officeooo:rsid="001649cd" officeooo:paragraph-rsid="001649cd" style:font-weight-asian="normal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fo:font-weight="normal" officeooo:rsid="001728ed" officeooo:paragraph-rsid="001728ed" style:font-weight-asian="normal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fo:font-weight="normal" officeooo:rsid="0017c6f8" officeooo:paragraph-rsid="0017c6f8" style:font-weight-asian="normal" style:font-weight-complex="normal"/>
    </style:style>
    <style:style style:name="P13" style:family="paragraph" style:parent-style-name="Standard" style:list-style-name="L4">
      <style:paragraph-properties fo:text-align="start" style:justify-single-word="false"/>
      <style:text-properties fo:font-weight="normal" officeooo:rsid="001903ff" officeooo:paragraph-rsid="001903ff" style:font-weight-asian="normal" style:font-weight-complex="normal"/>
    </style:style>
    <style:style style:name="P14" style:family="paragraph" style:parent-style-name="Standard" style:list-style-name="L5">
      <style:paragraph-properties fo:text-align="start" style:justify-single-word="false"/>
      <style:text-properties fo:font-weight="normal" officeooo:rsid="0019d8af" officeooo:paragraph-rsid="0019d8af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9d8af" officeooo:paragraph-rsid="0019d8af" style:font-weight-asian="normal" style:font-weight-complex="normal"/>
    </style:style>
    <style:style style:name="P16" style:family="paragraph" style:parent-style-name="Standard" style:list-style-name="L4">
      <style:paragraph-properties fo:text-align="start" style:justify-single-word="false"/>
      <style:text-properties fo:font-weight="normal" officeooo:rsid="001b3da1" officeooo:paragraph-rsid="001b3da1" style:font-weight-asian="normal" style:font-weight-complex="normal"/>
    </style:style>
    <style:style style:name="P17" style:family="paragraph" style:parent-style-name="Standard" style:list-style-name="L6">
      <style:paragraph-properties fo:text-align="start" style:justify-single-word="false"/>
      <style:text-properties fo:font-weight="normal" officeooo:rsid="001c056b" officeooo:paragraph-rsid="001c056b" style:font-weight-asian="normal" style:font-weight-complex="normal"/>
    </style:style>
    <style:style style:name="P18" style:family="paragraph" style:parent-style-name="Standard" style:list-style-name="L6">
      <style:paragraph-properties fo:text-align="start" style:justify-single-word="false"/>
      <style:text-properties fo:font-weight="normal" officeooo:rsid="001c4fba" officeooo:paragraph-rsid="001c4fba" style:font-weight-asian="normal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fo:font-style="normal" fo:font-weight="normal" officeooo:rsid="001b3da1" officeooo:paragraph-rsid="001b3da1" style:font-style-asian="normal" style:font-weight-asian="normal" style:font-style-complex="normal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officeooo:rsid="001d4c70" officeooo:paragraph-rsid="001d4c7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normal" style:font-weight-asian="normal" style:font-weight-complex="normal"/>
    </style:style>
    <style:style style:name="T3" style:family="text">
      <style:text-properties fo:font-size="12pt" fo:font-weight="normal" officeooo:rsid="00145184" style:font-weight-asian="normal" style:font-weight-complex="normal"/>
    </style:style>
    <style:style style:name="T4" style:family="text">
      <style:text-properties fo:font-size="12pt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ize="12pt" fo:font-style="italic" fo:font-weight="bold" officeooo:rsid="001da54c" style:font-style-asian="italic" style:font-weight-asian="bold" style:font-style-complex="italic" style:font-weight-complex="bold"/>
    </style:style>
    <style:style style:name="T6" style:family="text">
      <style:text-properties fo:font-size="12pt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ize="12pt" fo:font-style="normal" fo:font-weight="normal" officeooo:rsid="001da54c" style:font-style-asian="normal" style:font-weight-asian="normal" style:font-style-complex="normal" style:font-weight-complex="normal"/>
    </style:style>
    <style:style style:name="T8" style:family="text">
      <style:text-properties fo:font-size="12pt" fo:font-style="normal" fo:font-weight="bold" officeooo:rsid="001da54c" style:font-style-asian="normal" style:font-weight-asian="bold" style:font-style-complex="normal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1bb677" style:font-style-asian="italic" style:font-weight-asian="bold" style:font-style-complex="italic" style:font-weight-complex="bold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1bb677" style:font-style-asian="normal" style:font-style-complex="normal"/>
    </style:style>
    <style:style style:name="T14" style:family="text">
      <style:text-properties fo:font-style="normal" officeooo:rsid="001c4fba" style:font-style-asian="normal" style:font-style-complex="normal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style="normal" fo:font-weight="bold" officeooo:rsid="001bb677" style:font-style-asian="normal" style:font-weight-asian="bold" style:font-style-complex="normal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uby Predicate Enumerable</text:p>
      <text:p text:style-name="P3"/>
      <text:p text:style-name="P1">Predicate Enumerable</text:p>
      <text:list xml:id="list3746719310" text:style-name="L1">
        <text:list-item>
          <text:p text:style-name="P4">The predicate enumerable method is indicated by a <text:span text:style-name="T1">?</text:span> and returns either a <text:span text:style-name="T1">true</text:span> or <text:span text:style-name="T1">false</text:span>.</text:p>
        </text:list-item>
        <text:list-item>
          <text:p text:style-name="P5"><text:span text:style-name="T3">Predicate Enumerable Docs: </text:span><text:a xlink:type="simple" xlink:href="https://ruby-doc.org/core-2.6.1/Enumerable.html" text:style-name="Internet_20_link" text:visited-style-name="Visited_20_Internet_20_Link"><text:span text:style-name="T3">Predicate Enumerable</text:span></text:a></text:p>
        </text:list-item>
        <text:list-item>
          <text:p text:style-name="P20"><text:span text:style-name="T3">T</text:span><text:span text:style-name="T2">hese methods (</text:span><text:span text:style-name="T4">#any?, #all?, #none?, #one?</text:span><text:span text:style-name="T6">)</text:span><text:span text:style-name="T7"> takes arguments such as </text:span><text:span text:style-name="T5">class, RegEx, </text:span><text:span text:style-name="T7">or </text:span><text:span text:style-name="T5">range</text:span><text:span text:style-name="T8">.</text:span></text:p>
        </text:list-item>
      </text:list>
      <text:p text:style-name="P6"/>
      <text:p text:style-name="P8">The <text:span text:style-name="T9">include?</text:span><text:span text:style-name="T12"> Method</text:span></text:p>
      <text:list xml:id="list2721311341" text:style-name="L2">
        <text:list-item>
          <text:p text:style-name="P9"><text:span text:style-name="T12">The </text:span><text:span text:style-name="T9">#include?</text:span><text:span text:style-name="T12"> method returns </text:span><text:span text:style-name="T10">true</text:span><text:span text:style-name="T12"> if a particular element exists in an array or hash, otherwise it returns </text:span><text:span text:style-name="T10">false</text:span><text:span text:style-name="T12">.</text:span></text:p>
          <text:list>
            <text:list-item>
              <text:p text:style-name="P10"><text:span text:style-name="T12">ex. </text:span><text:span text:style-name="T9">numbers.include?(6)</text:span></text:p>
            </text:list-item>
            <text:list-item>
              <text:p text:style-name="P10"><text:span text:style-name="T12">ex. </text:span><text:span text:style-name="T9">list.include?('item')</text:span></text:p>
            </text:list-item>
          </text:list>
        </text:list-item>
      </text:list>
      <text:p text:style-name="P8"><text:span text:style-name="T12"/></text:p>
      <text:p text:style-name="P8"><text:span text:style-name="T12">The </text:span><text:span text:style-name="T9">any?</text:span><text:span text:style-name="T12"> Method</text:span></text:p>
      <text:list xml:id="list2739978374" text:style-name="L3">
        <text:list-item>
          <text:p text:style-name="P11"><text:span text:style-name="T12">The </text:span><text:span text:style-name="T9">#any?</text:span><text:span text:style-name="T12"> method returns </text:span><text:span text:style-name="T10">true</text:span><text:span text:style-name="T12"> if </text:span><text:span text:style-name="T9">any</text:span><text:span text:style-name="T12"> elements in your array or hash matches the condition set in the block, otherwise returns </text:span><text:span text:style-name="T10">false</text:span><text:span text:style-name="T12">.</text:span></text:p>
          <text:list>
            <text:list-item>
              <text:p text:style-name="P12"><text:span text:style-name="T12">ex. </text:span><text:span text:style-name="T9">numbers.any? {|number| number &gt; 100}</text:span></text:p>
            </text:list-item>
          </text:list>
        </text:list-item>
        <text:list-item>
          <text:p text:style-name="P19">If an array only includes <text:span text:style-name="T9">nil</text:span> or <text:span text:style-name="T9">false, </text:span>then it will return <text:span text:style-name="T9">false</text:span>.</text:p>
        </text:list-item>
      </text:list>
      <text:p text:style-name="P8"><text:span text:style-name="T12"/></text:p>
      <text:p text:style-name="P8"><text:span text:style-name="T12">The </text:span><text:span text:style-name="T9">all?</text:span><text:span text:style-name="T12"> Method</text:span></text:p>
      <text:list xml:id="list1328856058" text:style-name="L4">
        <text:list-item>
          <text:p text:style-name="P13"><text:span text:style-name="T12">The </text:span><text:span text:style-name="T9">#all?</text:span><text:span text:style-name="T12"> method returns </text:span><text:span text:style-name="T10">true</text:span><text:span text:style-name="T12"> if </text:span><text:span text:style-name="T10">all</text:span><text:span text:style-name="T15"> </text:span><text:span text:style-name="T12">the elements in your array or hash matches the condition set in the block, otherwise returns </text:span><text:span text:style-name="T10">false</text:span><text:span text:style-name="T12">.</text:span></text:p>
        </text:list-item>
        <text:list-item>
          <text:p text:style-name="P16"><text:span text:style-name="T12">The </text:span><text:span text:style-name="T9">#all?</text:span><text:span text:style-name="T12"> method returns true if called on a empty array. (no elements are false, therefore true)</text:span></text:p>
        </text:list-item>
      </text:list>
      <text:p text:style-name="P8"><text:span text:style-name="T12"/></text:p>
      <text:p text:style-name="P8"><text:span text:style-name="T12">The </text:span><text:span text:style-name="T9">none?</text:span><text:span text:style-name="T12"> Method</text:span></text:p>
      <text:list xml:id="list2726556430" text:style-name="L5">
        <text:list-item>
          <text:p text:style-name="P14"><text:span text:style-name="T12">The </text:span><text:span text:style-name="T9">#none?</text:span><text:span text:style-name="T12"> method performs the same function as </text:span><text:span text:style-name="T9">#all?</text:span><text:span text:style-name="T12"> but opposite. It returns </text:span><text:span text:style-name="T10">true</text:span><text:span text:style-name="T12"> only if no elements passes the test in the block, otherwise returns </text:span><text:span text:style-name="T10">false</text:span><text:span text:style-name="T12">.</text:span></text:p>
        </text:list-item>
      </text:list>
      <text:p text:style-name="P15"><text:span text:style-name="T12"/></text:p>
      <text:p text:style-name="P7"><text:span text:style-name="T16">The </text:span><text:span text:style-name="T11">one?</text:span><text:span text:style-name="T16"> Method</text:span></text:p>
      <text:list xml:id="list3320598113" text:style-name="L6">
        <text:list-item>
          <text:p text:style-name="P17"><text:span text:style-name="T13">T</text:span><text:span text:style-name="T12">he </text:span><text:span text:style-name="T9">#one?</text:span><text:span text:style-name="T12"> method checks if exactly one element returns </text:span><text:span text:style-name="T10">true</text:span><text:span text:style-name="T14">. </text:span></text:p>
          <text:list>
            <text:list-item>
              <text:p text:style-name="P18"><text:span text:style-name="T12">Using size == 1 is more common and will be understood by more people as </text:span><text:span text:style-name="T9">one?</text:span><text:span text:style-name="T12"> is uncommon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21" meta:word-count="230" meta:character-count="1304" meta:non-whitespace-character-count="1108"/>
  </office:meta>
</office:document-meta>
</file>